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1eed" officeooo:paragraph-rsid="000c1eed"/>
    </style:style>
    <style:style style:name="P2" style:family="paragraph" style:parent-style-name="Standard">
      <style:text-properties officeooo:rsid="000e151f" officeooo:paragraph-rsid="000e151f"/>
    </style:style>
    <style:style style:name="P3" style:family="paragraph" style:parent-style-name="Standard">
      <style:text-properties officeooo:rsid="000e6484" officeooo:paragraph-rsid="000e6484"/>
    </style:style>
    <style:style style:name="P4" style:family="paragraph" style:parent-style-name="Standard">
      <style:text-properties officeooo:rsid="000eeab2" officeooo:paragraph-rsid="000eeab2"/>
    </style:style>
    <style:style style:name="P5" style:family="paragraph" style:parent-style-name="Standard">
      <style:text-properties officeooo:rsid="000e151f" officeooo:paragraph-rsid="000e151f"/>
    </style:style>
    <style:style style:name="P6" style:family="paragraph" style:parent-style-name="Standard">
      <style:text-properties officeooo:rsid="001008c6" officeooo:paragraph-rsid="001008c6"/>
    </style:style>
    <style:style style:name="T1" style:family="text">
      <style:text-properties officeooo:rsid="000eea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I Chaolei L1-C <text:s/>17812776</text:p>
      <text:p text:style-name="P2"/>
      <text:p text:style-name="P2">Q6 :</text:p>
      <text:p text:style-name="P1">#lang racket</text:p>
      <text:p text:style-name="P1">(require racket/trace)<text:tab/><text:tab/></text:p>
      <text:p text:style-name="P3">(define (plat L)</text:p>
      <text:p text:style-name="P3"><text:s text:c="2"/>(if (empty? L) '()</text:p>
      <text:p text:style-name="P3"><text:s text:c="6"/>(if (list? (first L)) (append (plat (first L)) (plat(rest L)))</text:p>
      <text:p text:style-name="P3"><text:s text:c="10"/>(append (list (first L)) (plat(rest L))))))</text:p>
      <text:p text:style-name="P3"/>
      <text:p text:style-name="P3">(plat '(3 2 () (2 (1 () ))))</text:p>
      <text:p text:style-name="P3">&gt;'(3 2 2 1)</text:p>
      <text:p text:style-name="P1"/>
      <text:p text:style-name="P2">Q8 :</text:p>
      <text:p text:style-name="P3">(define (fusion L1 L2)</text:p>
      <text:p text:style-name="P3"><text:s text:c="2"/>(if (empty? L2) L1</text:p>
      <text:p text:style-name="P3"><text:s text:c="6"/>(cons (first L2) (fusion L1 (rest L2)))))</text:p>
      <text:p text:style-name="P2"/>
      <text:p text:style-name="P3">(fusion '(1 2 (3 8)) '(4 5 6))</text:p>
      <text:p text:style-name="P3">&gt;'(4 5 6 1 2 (3 8))</text:p>
      <text:p text:style-name="P3"/>
      <text:p text:style-name="P3">Q10 :</text:p>
      <text:p text:style-name="P3">(define (rev-dup L)</text:p>
      <text:p text:style-name="P3"><text:s text:c="2"/>(if (empty? L) '()</text:p>
      <text:p text:style-name="P3"><text:s text:c="6"/>(append (rev-dup (rest L)) (list (first L) (first L)))))</text:p>
      <text:p text:style-name="P3"/>
      <text:p text:style-name="P3">(rev-dup '(1 2 3))</text:p>
      <text:p text:style-name="P3"><text:span text:style-name="T1">&gt;</text:span>'(3 3 2 2 1 1)</text:p>
      <text:p text:style-name="P3"/>
      <text:p text:style-name="P3">Q12 :</text:p>
      <text:p text:style-name="P3">(define (remove L E)</text:p>
      <text:p text:style-name="P3"><text:s text:c="2"/>(if (empty? L) '()</text:p>
      <text:p text:style-name="P3"><text:s text:c="6"/>(if (= (first L) E) (remove (rest L) E)</text:p>
      <text:p text:style-name="P3"><text:s text:c="10"/>(cons (first L) (remove (rest L) E)))))</text:p>
      <text:p text:style-name="P3"/>
      <text:p text:style-name="P4">(remove '(1 2 3 4 4) 4)</text:p>
      <text:p text:style-name="P4">(remove '(1 2 3) 4)</text:p>
      <text:p text:style-name="P4">&gt;'(1 2 3)</text:p>
      <text:p text:style-name="P4">&gt;'(1 2 3)</text:p>
      <text:p text:style-name="P3"/>
      <text:p text:style-name="P3">Q14 :</text:p>
      <text:p text:style-name="P3">(define (nlast L Indice)</text:p>
      <text:p text:style-name="P3"><text:s text:c="2"/>(if (&lt;= (length L) Indice) L</text:p>
      <text:p text:style-name="P3"><text:s text:c="6"/>(nlast (rest L) Indice)))</text:p>
      <text:p text:style-name="P3"/>
      <text:p text:style-name="P4">(nlast '(1 2 3 4 5 6) 8)</text:p>
      <text:p text:style-name="P4">(nlast '(1 2 3 4 5 6) 3)</text:p>
      <text:p text:style-name="P4">&gt;'(1 2 3 4 5 6)</text:p>
      <text:p text:style-name="P4">&gt;'(4 5 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9:40:33.340232546</meta:creation-date>
    <dc:date>2018-10-10T10:30:19.912709535</dc:date>
    <meta:editing-duration>PT19M12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39" meta:word-count="190" meta:character-count="904" meta:non-whitespace-character-count="690"/>
  </office:meta>
</office:document-meta>
</file>